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padding="0.097cm" fo:border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padding="0.097cm" fo:border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padding="0.097cm" fo:border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7cm" style:rel-column-width="65535*"/>
    </style:style>
    <style:style style:name="Tableau10.A1" style:family="table-cell">
      <style:table-cell-properties fo:padding="0.097cm" fo:border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.097cm" fo:border="0.0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padding="0.097cm" fo:border="0.05pt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17cm" style:rel-column-width="65535*"/>
    </style:style>
    <style:style style:name="Tableau14.A1" style:family="table-cell">
      <style:table-cell-properties fo:padding="0.097cm" fo:border="0.05pt solid #000000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17cm" style:rel-column-width="65535*"/>
    </style:style>
    <style:style style:name="Tableau15.A1" style:family="table-cell">
      <style:table-cell-properties fo:padding="0.097cm" fo:border="0.05pt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17cm" style:rel-column-width="65535*"/>
    </style:style>
    <style:style style:name="Tableau16.A1" style:family="table-cell">
      <style:table-cell-properties fo:padding="0.097cm" fo:border="0.05pt solid #000000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17cm" style:rel-column-width="65535*"/>
    </style:style>
    <style:style style:name="Tableau17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0b8e0d"/>
    </style:style>
    <style:style style:name="P2" style:family="paragraph" style:parent-style-name="Standard">
      <style:text-properties style:text-underline-style="solid" style:text-underline-width="auto" style:text-underline-color="font-color" officeooo:paragraph-rsid="000b8e0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paragraph-rsid="000b8e0d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paragraph-rsid="000cc3fa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paragraph-rsid="0031a07b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paragraph-rsid="0033ffe1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paragraph-rsid="00371672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paragraph-rsid="001293c2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paragraph-rsid="001b0e9f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paragraph-rsid="001cd705" style:font-weight-asian="normal" style:font-weight-complex="normal"/>
    </style:style>
    <style:style style:name="P11" style:family="paragraph" style:parent-style-name="Standard">
      <style:text-properties style:text-underline-style="solid" style:text-underline-width="auto" style:text-underline-color="font-color" fo:font-weight="normal" officeooo:paragraph-rsid="00239d53" style:font-weight-asian="normal" style:font-weight-complex="normal"/>
    </style:style>
    <style:style style:name="P12" style:family="paragraph" style:parent-style-name="Standard">
      <style:text-properties style:text-underline-style="solid" style:text-underline-width="auto" style:text-underline-color="font-color" fo:font-weight="normal" officeooo:paragraph-rsid="00277766" style:font-weight-asian="normal" style:font-weight-complex="normal"/>
    </style:style>
    <style:style style:name="P13" style:family="paragraph" style:parent-style-name="Standard">
      <style:text-properties style:text-underline-style="solid" style:text-underline-width="auto" style:text-underline-color="font-color" fo:font-weight="normal" officeooo:paragraph-rsid="0028f59d" style:font-weight-asian="normal" style:font-weight-complex="normal"/>
    </style:style>
    <style:style style:name="P14" style:family="paragraph" style:parent-style-name="Standard">
      <style:text-properties style:text-underline-style="solid" style:text-underline-width="auto" style:text-underline-color="font-color" fo:font-weight="normal" officeooo:paragraph-rsid="002fde18" style:font-weight-asian="normal" style:font-weight-complex="normal"/>
    </style:style>
    <style:style style:name="P15" style:family="paragraph" style:parent-style-name="Standard">
      <style:text-properties style:text-underline-style="solid" style:text-underline-width="auto" style:text-underline-color="font-color" fo:font-weight="normal" officeooo:paragraph-rsid="0033ffe1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paragraph-rsid="00101941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paragraph-rsid="001293c2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paragraph-rsid="0019a428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paragraph-rsid="0025a56e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paragraph-rsid="002ae7aa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paragraph-rsid="002fde18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paragraph-rsid="0033ffe1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paragraph-rsid="00371672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paragraph-rsid="0038bc2c" style:font-weight-asian="normal" style:font-weight-complex="normal"/>
    </style:style>
    <style:style style:name="P25" style:family="paragraph" style:parent-style-name="Standard">
      <style:text-properties officeooo:paragraph-rsid="002d4a25"/>
    </style:style>
    <style:style style:name="P26" style:family="paragraph" style:parent-style-name="Standard">
      <style:paragraph-properties fo:text-align="center" style:justify-single-word="false"/>
      <style:text-properties officeooo:paragraph-rsid="002d4a25"/>
    </style:style>
    <style:style style:name="P27" style:family="paragraph" style:parent-style-name="Text_20_body">
      <style:text-properties officeooo:paragraph-rsid="002d4a25"/>
    </style:style>
    <style:style style:name="P28" style:family="paragraph" style:parent-style-name="Table_20_Contents">
      <style:text-properties officeooo:paragraph-rsid="0013969d"/>
    </style:style>
    <style:style style:name="P29" style:family="paragraph" style:parent-style-name="Table_20_Contents">
      <style:text-properties officeooo:paragraph-rsid="00142211"/>
    </style:style>
    <style:style style:name="P30" style:family="paragraph" style:parent-style-name="Table_20_Contents">
      <style:text-properties officeooo:paragraph-rsid="0015de7f"/>
    </style:style>
    <style:style style:name="P31" style:family="paragraph" style:parent-style-name="Table_20_Contents">
      <style:text-properties officeooo:paragraph-rsid="001cd705"/>
    </style:style>
    <style:style style:name="P32" style:family="paragraph" style:parent-style-name="Table_20_Contents">
      <style:text-properties officeooo:paragraph-rsid="001e8492"/>
    </style:style>
    <style:style style:name="P33" style:family="paragraph" style:parent-style-name="Table_20_Contents">
      <style:text-properties officeooo:paragraph-rsid="0020110f"/>
    </style:style>
    <style:style style:name="P34" style:family="paragraph" style:parent-style-name="Table_20_Contents">
      <style:text-properties officeooo:paragraph-rsid="00239d53"/>
    </style:style>
    <style:style style:name="P35" style:family="paragraph" style:parent-style-name="Table_20_Contents">
      <style:text-properties officeooo:paragraph-rsid="0024c0b9"/>
    </style:style>
    <style:style style:name="P36" style:family="paragraph" style:parent-style-name="Table_20_Contents">
      <style:text-properties officeooo:paragraph-rsid="0028f59d"/>
    </style:style>
    <style:style style:name="P37" style:family="paragraph" style:parent-style-name="Table_20_Contents">
      <style:text-properties style:text-underline-style="solid" style:text-underline-width="auto" style:text-underline-color="font-color" fo:font-weight="bold" officeooo:paragraph-rsid="0033ffe1" style:font-weight-asian="bold" style:font-weight-complex="bold"/>
    </style:style>
    <style:style style:name="P38" style:family="paragraph" style:parent-style-name="Table_20_Contents">
      <style:text-properties officeooo:paragraph-rsid="0033ffe1"/>
    </style:style>
    <style:style style:name="P39" style:family="paragraph" style:parent-style-name="Table_20_Contents">
      <style:text-properties officeooo:paragraph-rsid="0035ebaa"/>
    </style:style>
    <style:style style:name="P40" style:family="paragraph" style:parent-style-name="Table_20_Contents">
      <style:text-properties officeooo:paragraph-rsid="00371672"/>
    </style:style>
    <style:style style:name="P41" style:family="paragraph" style:parent-style-name="Table_20_Contents">
      <style:text-properties officeooo:paragraph-rsid="0038bc2c"/>
    </style:style>
    <style:style style:name="T1" style:family="text">
      <style:text-properties officeooo:rsid="000b8e0d"/>
    </style:style>
    <style:style style:name="T2" style:family="text">
      <style:text-properties officeooo:rsid="000cc3fa"/>
    </style:style>
    <style:style style:name="T3" style:family="text">
      <style:text-properties officeooo:rsid="00101941"/>
    </style:style>
    <style:style style:name="T4" style:family="text">
      <style:text-properties officeooo:rsid="001293c2"/>
    </style:style>
    <style:style style:name="T5" style:family="text">
      <style:text-properties officeooo:rsid="0013969d"/>
    </style:style>
    <style:style style:name="T6" style:family="text">
      <style:text-properties officeooo:rsid="00142211"/>
    </style:style>
    <style:style style:name="T7" style:family="text">
      <style:text-properties officeooo:rsid="0015de7f"/>
    </style:style>
    <style:style style:name="T8" style:family="text">
      <style:text-properties officeooo:rsid="0019a428"/>
    </style:style>
    <style:style style:name="T9" style:family="text">
      <style:text-properties officeooo:rsid="001cd705"/>
    </style:style>
    <style:style style:name="T10" style:family="text">
      <style:text-properties officeooo:rsid="001e8492"/>
    </style:style>
    <style:style style:name="T11" style:family="text">
      <style:text-properties officeooo:rsid="0020110f"/>
    </style:style>
    <style:style style:name="T12" style:family="text">
      <style:text-properties officeooo:rsid="00239d53"/>
    </style:style>
    <style:style style:name="T13" style:family="text">
      <style:text-properties officeooo:rsid="0024c0b9"/>
    </style:style>
    <style:style style:name="T14" style:family="text">
      <style:text-properties officeooo:rsid="002539b5"/>
    </style:style>
    <style:style style:name="T15" style:family="text">
      <style:text-properties officeooo:rsid="0025a56e"/>
    </style:style>
    <style:style style:name="T16" style:family="text">
      <style:text-properties officeooo:rsid="0025de85"/>
    </style:style>
    <style:style style:name="T17" style:family="text">
      <style:text-properties officeooo:rsid="00277766"/>
    </style:style>
    <style:style style:name="T18" style:family="text">
      <style:text-properties officeooo:rsid="0028f59d"/>
    </style:style>
    <style:style style:name="T19" style:family="text">
      <style:text-properties officeooo:rsid="002ae7aa"/>
    </style:style>
    <style:style style:name="T20" style:family="text">
      <style:text-properties officeooo:rsid="002d4a25"/>
    </style:style>
    <style:style style:name="T21" style:family="text">
      <style:text-properties officeooo:rsid="002de387"/>
    </style:style>
    <style:style style:name="T22" style:family="text">
      <style:text-properties officeooo:rsid="002dfa0f"/>
    </style:style>
    <style:style style:name="T23" style:family="text">
      <style:text-properties officeooo:rsid="002fde18"/>
    </style:style>
    <style:style style:name="T24" style:family="text">
      <style:text-properties officeooo:rsid="0031a07b"/>
    </style:style>
    <style:style style:name="T25" style:family="text">
      <style:text-properties officeooo:rsid="0033ffe1"/>
    </style:style>
    <style:style style:name="T26" style:family="text">
      <style:text-properties officeooo:rsid="0035ebaa"/>
    </style:style>
    <style:style style:name="T27" style:family="text">
      <style:text-properties officeooo:rsid="00371672"/>
    </style:style>
    <style:style style:name="T28" style:family="text">
      <style:text-properties officeooo:rsid="0038bc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20">Gradaive Matthias</text:span></text:p>
      <text:p text:style-name="P27"><text:span text:style-name="T20">Chiquet Romain<text:tab/><text:tab/><text:tab/><text:tab/><text:tab/><text:tab/><text:tab/><text:tab/>Groupe 1.2 </text:span><text:span text:style-name="T22">M1 </text:span><text:span text:style-name="T21">GL</text:span></text:p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26"><text:span text:style-name="T1">TP Sockets MRI</text:span></text:p>
          </table:table-cell>
        </table:table-row>
      </table:table>
      <text:p text:style-name="P25"><text:span text:style-name="T1"><text:s/></text:span></text:p>
      <text:p text:style-name="P1"><text:span text:style-name="T1"/></text:p>
      <text:p text:style-name="P1"><text:span text:style-name="T1"/></text:p>
      <text:p text:style-name="P3"><text:span text:style-name="T1">Partie 1: Adressage et rappels</text:span></text:p>
      <text:p text:style-name="P1"><text:span text:style-name="T1"/></text:p>
      <text:p text:style-name="P1"><text:span text:style-name="T1"/></text:p>
      <text:p text:style-name="P1"><text:span text:style-name="T1">Le programme affiche l'ensemble des interfaces réseaux d'une machine ainsi que l'adresse associée.</text:span></text:p>
      <text:p text:style-name="P1"><text:span text:style-name="T1"/></text:p>
      <text:p text:style-name="P2"><text:span text:style-name="T1">Trace d'execution: (extraits)</text:span></text:p>
      <text:p text:style-name="P1"><text:span text:style-name="T1"/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<text:span text:style-name="T1">Software Loopback Interface 1</text:span></text:p>
            <text:p text:style-name="P1"><text:span text:style-name="T1">-&gt;/127.0.0.1</text:span></text:p>
            <text:p text:style-name="P1"><text:span text:style-name="T1">-&gt;/0:0:0:0:0:0:0:1</text:span></text:p>
            <text:p text:style-name="P1"><text:span text:style-name="T1"/></text:p>
            <text:p text:style-name="P1"><text:span text:style-name="T1">Qualcomm Atheros AR8161/8165 PCI-E Gigabit Ethernet Controller (NDIS 6.20)</text:span></text:p>
            <text:p text:style-name="P1"><text:span text:style-name="T1">-&gt;/fe80:0:0:0:c23:2142:933b:62cc%eth3</text:span></text:p>
            <text:p text:style-name="P1"><text:span text:style-name="T1"/></text:p>
            <text:p text:style-name="P1"><text:span text:style-name="T1">Teredo Tunneling Pseudo-Interface</text:span></text:p>
            <text:p text:style-name="P1"><text:span text:style-name="T1"/></text:p>
            <text:p text:style-name="P1"><text:span text:style-name="T1">802.11n Wireless LAN Card</text:span></text:p>
            <text:p text:style-name="P1"><text:span text:style-name="T1">-&gt;/192.168.0.12</text:span></text:p>
            <text:p text:style-name="P1"><text:span text:style-name="T1">-&gt;/fe80:0:0:0:1cab:e53:7443:8de0%wlan0</text:span></text:p>
          </table:table-cell>
        </table:table-row>
      </table:table>
      <text:p text:style-name="P1"><text:span text:style-name="T1"/></text:p>
      <text:p text:style-name="P1"><text:span text:style-name="T1"/></text:p>
      <text:p text:style-name="P4"><text:span text:style-name="T2">Partie 2: Construction du tchat en TCP</text:span></text:p>
      <text:p text:style-name="P4"><text:span text:style-name="T2"/></text:p>
      <text:p text:style-name="P16"><text:span text:style-name="T8">Exercice 1: </text:span><text:span text:style-name="T3">Client et Serveur Echo</text:span></text:p>
      <text:p text:style-name="P16"><text:span text:style-name="T3"/></text:p>
      <text:p text:style-name="P8"><text:span text:style-name="T4">Trace d'execution:</text:span></text:p>
      <text:p text:style-name="P17"><text:span text:style-name="T4"/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8"><text:span text:style-name="T5">ClientTCP</text:span></text:p>
            <text:p text:style-name="P28"><text:span text:style-name="T5"/></text:p>
            <text:p text:style-name="P30"><text:span text:style-name="T7">ok</text:span></text:p>
            <text:p text:style-name="P30"><text:span text:style-name="T7">Réponse serveur: ok</text:span></text:p>
            <text:p text:style-name="P30"><text:span text:style-name="T7">salut</text:span></text:p>
            <text:p text:style-name="P30"><text:span text:style-name="T7">Réponse serveur: salut</text:span></text:p>
          </table:table-cell>
        </table:table-row>
      </table:table>
      <text:p text:style-name="P17"><text:span text:style-name="T4"/>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8"><text:span text:style-name="T5">ServeurTCP</text:span></text:p>
            <text:p text:style-name="P28"><text:span text:style-name="T5"/></text:p>
            <text:p text:style-name="P29"><text:span text:style-name="T6">Client connecté</text:span></text:p>
            <text:p text:style-name="P29"><text:span text:style-name="T6">New message:ok</text:span></text:p>
            <text:p text:style-name="P29"><text:span text:style-name="T6">New message:salut</text:span></text:p>
          </table:table-cell>
        </table:table-row>
      </table:table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8"><text:soft-page-break/><text:span text:style-name="T8">Exercice 2: Ajout du nom</text:span></text:p>
      <text:p text:style-name="P18"><text:span text:style-name="T8"/></text:p>
      <text:p text:style-name="P18"><text:span text:style-name="T8">Pour cet exercice, on utilise le même code que pour l'exercice 1. </text:span></text:p>
      <text:p text:style-name="P18"><text:span text:style-name="T8"/></text:p>
      <text:p text:style-name="P9"><text:span text:style-name="T4">Trace d'execution:</text:span></text:p>
      <text:p text:style-name="P9"><text:span text:style-name="T4"/>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31"><text:span text:style-name="T9">Serveur TCP – name version</text:span></text:p>
            <text:p text:style-name="P31"><text:span text:style-name="T9"/></text:p>
            <text:p text:style-name="P33"><text:span text:style-name="T11">Client connecté</text:span></text:p>
            <text:p text:style-name="P33"><text:span text:style-name="T11">Provencal le gaulois &gt; salut</text:span></text:p>
            <text:p text:style-name="P33"><text:span text:style-name="T11">Provencal le gaulois &gt; ça va</text:span></text:p>
          </table:table-cell>
        </table:table-row>
      </table:table>
      <text:p text:style-name="P10"><text:span text:style-name="T4"/>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2"><text:span text:style-name="T10">Client TCP – name version</text:span></text:p>
            <text:p text:style-name="P32"><text:span text:style-name="T10"/></text:p>
            <text:p text:style-name="P32"><text:span text:style-name="T10">Réponse serveur: NAME OK</text:span></text:p>
            <text:p text:style-name="P32"><text:span text:style-name="T10">salut</text:span></text:p>
            <text:p text:style-name="P32"><text:span text:style-name="T10">Réponse serveur: salut</text:span></text:p>
            <text:p text:style-name="P32"><text:span text:style-name="T10">ça va</text:span></text:p>
            <text:p text:style-name="P32"><text:span text:style-name="T10">Réponse serveur: ça va</text:span></text:p>
          </table:table-cell>
        </table:table-row>
      </table:table>
      <text:p text:style-name="P10"><text:span text:style-name="T4"/></text:p>
      <text:p text:style-name="P10"><text:span text:style-name="T4"/></text:p>
      <text:p text:style-name="P11"><text:span text:style-name="T16">Exercice 3 : </text:span><text:span text:style-name="T12">Charset</text:span></text:p>
      <text:p text:style-name="P11"><text:span text:style-name="T12"/></text:p>
      <text:p text:style-name="P19"><text:span text:style-name="T15">Le client et le serveur, utilise un reader et un writer encodé selon le même charset. Dans ce cas l'affichage se fait correctement.</text:span></text:p>
      <text:p text:style-name="P11"><text:span text:style-name="T12"/></text:p>
      <text:p text:style-name="P11"><text:span text:style-name="T4">Trace d'execution:</text:span></text:p>
      <text:p text:style-name="P11"><text:span text:style-name="T4"/>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34"><text:span text:style-name="T9">Serveur TCP – </text:span><text:span text:style-name="T14">charset</text:span><text:span text:style-name="T9"> version</text:span></text:p>
            <text:p text:style-name="P34"><text:span text:style-name="T9"/></text:p>
            <text:p text:style-name="P34"><text:span text:style-name="T11">Client connecté</text:span></text:p>
            <text:p text:style-name="P34"><text:span text:style-name="T12">Provencal le gaulois &gt; salut</text:span></text:p>
            <text:p text:style-name="P34"><text:span text:style-name="T12">Provencal le gaulois &gt; ok bien recu</text:span></text:p>
            <text:p text:style-name="P35"><text:span text:style-name="T13">Provencal le gaulois &gt; ééééèèèèçççç</text:span></text:p>
          </table:table-cell>
        </table:table-row>
      </table:table>
      <text:p text:style-name="P11"><text:span text:style-name="T4"/>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34"><text:span text:style-name="T10">Client TCP – </text:span><text:span text:style-name="T14">charset</text:span><text:span text:style-name="T10"> version</text:span></text:p>
            <text:p text:style-name="P34"><text:span text:style-name="T10"/></text:p>
            <text:p text:style-name="P35"><text:span text:style-name="T13">Réponse serveur: NAME OK</text:span></text:p>
            <text:p text:style-name="P35"><text:span text:style-name="T13">salut</text:span></text:p>
            <text:p text:style-name="P35"><text:span text:style-name="T13">Réponse serveur: salut</text:span></text:p>
            <text:p text:style-name="P35"><text:span text:style-name="T13">ok bien recu</text:span></text:p>
            <text:p text:style-name="P35"><text:span text:style-name="T13">Réponse serveur: ok bien recu</text:span></text:p>
            <text:p text:style-name="P35"><text:span text:style-name="T13">ééééèèèèçççç</text:span></text:p>
            <text:p text:style-name="P35"><text:span text:style-name="T13">Réponse serveur: ééééèèèèçççç</text:span></text:p>
          </table:table-cell>
        </table:table-row>
      </table:table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2"><text:soft-page-break/><text:span text:style-name="T17">Exercice 4 : Gestion de plusieurs clients</text:span></text:p>
      <text:p text:style-name="P12"><text:span text:style-name="T17"/></text:p>
      <text:p text:style-name="P12"><text:span text:style-name="T17"/>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36"><text:span text:style-name="T18">Serveur TCP – plusieurs clients</text:span></text:p>
            <text:p text:style-name="P36"><text:span text:style-name="T18"/></text:p>
            <text:p text:style-name="P36"><text:span text:style-name="T18">client1 &gt; salut</text:span></text:p>
            <text:p text:style-name="P36"><text:span text:style-name="T18">client2 &gt; salut </text:span></text:p>
            <text:p text:style-name="P36"><text:span text:style-name="T18">client1 &gt; ok </text:span></text:p>
            <text:p text:style-name="P36"><text:span text:style-name="T18">client2 &gt; ok</text:span></text:p>
          </table:table-cell>
        </table:table-row>
      </table:table>
      <text:p text:style-name="P13"><text:span text:style-name="T17"/>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36"><text:span text:style-name="T18">Client1 TCP – plusieurs clients</text:span></text:p>
            <text:p text:style-name="P36"><text:span text:style-name="T18"/></text:p>
            <text:p text:style-name="P36"><text:span text:style-name="T18">Réponse serveur: NAME OK</text:span></text:p>
            <text:p text:style-name="P36"><text:span text:style-name="T18">salut</text:span></text:p>
            <text:p text:style-name="P36"><text:span text:style-name="T18">Réponse serveur: salut</text:span></text:p>
            <text:p text:style-name="P36"><text:span text:style-name="T18">ok </text:span></text:p>
            <text:p text:style-name="P36"><text:span text:style-name="T18">Réponse serveur: ok </text:span></text:p>
          </table:table-cell>
        </table:table-row>
      </table:table>
      <text:p text:style-name="P13"><text:span text:style-name="T17"/></text:p>
      <text:p text:style-name="P13"><text:span text:style-name="T17"/></text:p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36"><text:span text:style-name="T18">Client2 TCP – plusieurs clients</text:span></text:p>
            <text:p text:style-name="P36"><text:span text:style-name="T18"/></text:p>
            <text:p text:style-name="P36"><text:span text:style-name="T18">Réponse serveur: NAME OK</text:span></text:p>
            <text:p text:style-name="P36"><text:span text:style-name="T18">salut </text:span></text:p>
            <text:p text:style-name="P36"><text:span text:style-name="T18">Réponse serveur: salut </text:span></text:p>
            <text:p text:style-name="P36"><text:span text:style-name="T18">ok</text:span></text:p>
            <text:p text:style-name="P36"><text:span text:style-name="T18">Réponse serveur: ok</text:span></text:p>
          </table:table-cell>
        </table:table-row>
      </table:table>
      <text:p text:style-name="P13"><text:span text:style-name="T17"/></text:p>
      <text:p text:style-name="P20"><text:span text:style-name="T19">Dans notre code, nous avons un pool de thread initialisé à deux. Lorsqu'un troisième client tente de se connecter au serveur. Il ne peut pas, il doit attendre qu'un des deux premiers client termine sa communication.</text:span></text:p>
      <text:p text:style-name="P20"><text:span text:style-name="T19"/></text:p>
      <text:p text:style-name="P14"><text:span text:style-name="T23">Exercice5 – Un vrai chat</text:span></text:p>
      <text:p text:style-name="P21"><text:span text:style-name="T23"/></text:p>
      <text:p text:style-name="P23"><text:span text:style-name="T27">Trace d'execution avec deux clients</text:span></text:p>
      <text:p text:style-name="P23"><text:span text:style-name="T27"/></text:p>
      <text:p text:style-name="P24"><text:span text:style-name="T28">Serveur du chat:</text:span></text:p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41"><text:span text:style-name="T28">Provencal le gaulois &gt; salut serveur</text:span></text:p>
            <text:p text:style-name="P41"><text:span text:style-name="T28">karadoc &gt; salut je suis karadoc</text:span></text:p>
          </table:table-cell>
        </table:table-row>
      </table:table>
      <text:p text:style-name="P24"><text:span text:style-name="T27"/></text:p>
      <text:p text:style-name="P23"><text:span text:style-name="T25">Chat de </text:span><text:span text:style-name="T27">provencal le gaulois</text:span><text:span text:style-name="T25">:</text:span></text:p>
      <text:p text:style-name="P23"><text:span text:style-name="T25"/></text:p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40"><text:span text:style-name="T27">NAME OK</text:span></text:p>
            <text:p text:style-name="P40"><text:span text:style-name="T27">salut serveur</text:span></text:p>
            <text:p text:style-name="P40"><text:span text:style-name="T27">Provencal le gaulois &gt; salut serveur</text:span></text:p>
            <text:p text:style-name="P40"><text:span text:style-name="T27">karadoc &gt; salut je suis karadoc</text:span></text:p>
          </table:table-cell>
        </table:table-row>
      </table:table>
      <text:p text:style-name="P7"><text:span text:style-name="T25"/></text:p>
      <text:p text:style-name="P23"><text:span text:style-name="T25">Chat de </text:span><text:span text:style-name="T27">Karadoc</text:span><text:span text:style-name="T25">:</text:span></text:p>
      <text:p text:style-name="P23"><text:span text:style-name="T25"/></text:p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41"><text:span text:style-name="T28">NAME OK</text:span></text:p>
            <text:p text:style-name="P41"><text:span text:style-name="T28">salut je suis karadoc</text:span></text:p>
            <text:p text:style-name="P41"><text:soft-page-break/><text:span text:style-name="T28">karadoc &gt; salut je suis karadoc</text:span></text:p>
          </table:table-cell>
        </table:table-row>
      </table:table>
      <text:p text:style-name="P7"><text:span text:style-name="T25"/></text:p>
      <text:p text:style-name="P23"><text:span text:style-name="T27"/></text:p>
      <text:p text:style-name="P21"><text:span text:style-name="T23"/></text:p>
      <text:p text:style-name="P5"><text:span text:style-name="T24">Partie 3 : Chat UDP Multicast</text:span></text:p>
      <text:p text:style-name="P5"><text:span text:style-name="T24"/></text:p>
      <text:p text:style-name="P15"><text:span text:style-name="T25">Trace d'execution avec trois client multicast</text:span></text:p>
      <text:p text:style-name="P6"><text:span text:style-name="T25"/></text:p>
      <text:p text:style-name="P38"><text:span text:style-name="T25">Chat de Provencal le gaulois:</text:span></text:p>
      <text:p text:style-name="P37"><text:span text:style-name="T25"/></text:p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38"><text:span text:style-name="T25">karadoc&gt; bonjour</text:span></text:p>
            <text:p text:style-name="P38"><text:span text:style-name="T25">comment ca va?</text:span></text:p>
            <text:p text:style-name="P38"><text:span text:style-name="T25">Provencal le gaulois&gt; comment ca va?</text:span></text:p>
            <text:p text:style-name="P38"><text:span text:style-name="T25">karadoc&gt; ça roule!</text:span></text:p>
            <text:p text:style-name="P38"><text:span text:style-name="T25">lancelot&gt; rien a signaler</text:span></text:p>
          </table:table-cell>
        </table:table-row>
      </table:table>
      <text:p text:style-name="P6"><text:span text:style-name="T25"/></text:p>
      <text:p text:style-name="P22"><text:span text:style-name="T25">Chat de Karadoc:</text:span></text:p>
      <text:p text:style-name="P22"><text:span text:style-name="T25"/></text:p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38"><text:span text:style-name="T25">bonjour</text:span></text:p>
            <text:p text:style-name="P38"><text:span text:style-name="T25">karadoc&gt; bonjour</text:span></text:p>
            <text:p text:style-name="P38"><text:span text:style-name="T25">Provencal le gaulois&gt; comment ca va?</text:span></text:p>
            <text:p text:style-name="P38"><text:span text:style-name="T25">ça roule!</text:span></text:p>
            <text:p text:style-name="P38"><text:span text:style-name="T25">karadoc&gt; ça roule!</text:span></text:p>
            <text:p text:style-name="P38"><text:span text:style-name="T25">lancelot&gt; rien a signaler</text:span></text:p>
          </table:table-cell>
        </table:table-row>
      </table:table>
      <text:p text:style-name="P6"><text:span text:style-name="T25"/></text:p>
      <text:p text:style-name="P22"><text:span text:style-name="T25">Chat de lancelot:</text:span></text:p>
      <text:p text:style-name="P22"><text:span text:style-name="T25"/></text:p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39"><text:span text:style-name="T26">rien a signaler</text:span></text:p>
            <text:p text:style-name="P39"><text:span text:style-name="T26">lancelot&gt; rien a signaler</text:span></text:p>
          </table:table-cell>
        </table:table-row>
      </table:table>
      <text:p text:style-name="P6"><text:span text:style-name="T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3M8S</meta:editing-duration>
    <meta:editing-cycles>42</meta:editing-cycles>
    <meta:generator>LibreOffice/4.0.3.3$Windows_x86 LibreOffice_project/0eaa50a932c8f2199a615e1eb30f7ac74279539</meta:generator>
    <dc:date>2015-02-26T22:54:39.57</dc:date>
    <meta:document-statistic meta:table-count="17" meta:image-count="0" meta:object-count="0" meta:page-count="4" meta:paragraph-count="108" meta:word-count="435" meta:character-count="2773" meta:non-whitespace-character-count="2422"/>
    <meta:user-defined meta:name="Info 1"/>
    <meta:user-defined meta:name="Info 2"/>
    <meta:user-defined meta:name="Info 3"/>
    <meta:user-defined meta:name="Info 4"/>
  </office:meta>
</office:document-meta>
</file>